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5cm" table:align="margins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15cm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15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5cm" table:align="margins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5cm" table:align="margins"/>
    </style:style>
    <style:style style:name="Tabla5.A" style:family="table-column">
      <style:table-column-properties style:column-width="15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5cm" table:align="margins"/>
    </style:style>
    <style:style style:name="Tabla6.A" style:family="table-column">
      <style:table-column-properties style:column-width="15cm" style:rel-column-width="65535*"/>
    </style:style>
    <style:style style:name="Tabla6.A1" style:family="table-cell">
      <style:table-cell-properties style:writing-mode="page"/>
    </style:style>
    <style:style style:name="Tabla7" style:family="table">
      <style:table-properties style:width="15cm" table:align="margins"/>
    </style:style>
    <style:style style:name="Tabla7.A" style:family="table-column">
      <style:table-column-properties style:column-width="15cm" style:rel-column-width="65535*"/>
    </style:style>
    <style:style style:name="Tabla7.A1" style:family="table-cell">
      <style:table-cell-properties style:writing-mode="page"/>
    </style:style>
    <style:style style:name="Tabla8" style:family="table">
      <style:table-properties style:width="15cm" table:align="margins"/>
    </style:style>
    <style:style style:name="Tabla8.A" style:family="table-column">
      <style:table-column-properties style:column-width="15cm" style:rel-column-width="65535*"/>
    </style:style>
    <style:style style:name="Tabla8.A1" style:family="table-cell">
      <style:table-cell-properties style:writing-mode="page"/>
    </style:style>
    <style:style style:name="Tabla9" style:family="table">
      <style:table-properties style:width="15cm" table:align="margins"/>
    </style:style>
    <style:style style:name="Tabla9.A" style:family="table-column">
      <style:table-column-properties style:column-width="15cm" style:rel-column-width="65535*"/>
    </style:style>
    <style:style style:name="Tabla9.A1" style:family="table-cell">
      <style:table-cell-properties style:writing-mode="page"/>
    </style:style>
    <style:style style:name="Tabla10" style:family="table">
      <style:table-properties style:width="15cm" table:align="margins"/>
    </style:style>
    <style:style style:name="Tabla10.A" style:family="table-column">
      <style:table-column-properties style:column-width="15cm" style:rel-column-width="65535*"/>
    </style:style>
    <style:style style:name="Tabla10.A1" style:family="table-cell">
      <style:table-cell-properties style:writing-mode="page"/>
    </style:style>
    <style:style style:name="Tabla11" style:family="table">
      <style:table-properties style:width="15cm" table:align="margins"/>
    </style:style>
    <style:style style:name="Tabla11.A" style:family="table-column">
      <style:table-column-properties style:column-width="15cm" style:rel-column-width="8504*"/>
    </style:style>
    <style:style style:name="Tabla11.1" style:family="table-row">
      <style:table-row-properties style:min-row-height="1.799cm"/>
    </style:style>
    <style:style style:name="Tabla11.A1" style:family="table-cell">
      <style:table-cell-properties style:writing-mode="page"/>
    </style:style>
    <style:style style:name="Tabla12" style:family="table">
      <style:table-properties style:width="15cm" table:align="margins"/>
    </style:style>
    <style:style style:name="Tabla12.A" style:family="table-column">
      <style:table-column-properties style:column-width="15cm" style:rel-column-width="65535*"/>
    </style:style>
    <style:style style:name="Tabla12.A1" style:family="table-cell">
      <style:table-cell-properties style:writing-mode="page"/>
    </style:style>
    <style:style style:name="Tabla13" style:family="table">
      <style:table-properties style:width="15cm" table:align="margins"/>
    </style:style>
    <style:style style:name="Tabla13.A" style:family="table-column">
      <style:table-column-properties style:column-width="15cm" style:rel-column-width="65535*"/>
    </style:style>
    <style:style style:name="Tabla13.A1" style:family="table-cell">
      <style:table-cell-properties style:writing-mode="page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15cm" style:rel-column-width="65535*"/>
    </style:style>
    <style:style style:name="Tabla14.A1" style:family="table-cell">
      <style:table-cell-properties style:writing-mode="page"/>
    </style:style>
    <style:style style:name="Tabla15" style:family="table">
      <style:table-properties style:width="15cm" table:align="margins"/>
    </style:style>
    <style:style style:name="Tabla15.A" style:family="table-column">
      <style:table-column-properties style:column-width="15cm" style:rel-column-width="65535*"/>
    </style:style>
    <style:style style:name="Tabla15.A1" style:family="table-cell">
      <style:table-cell-properties style:writing-mode="page"/>
    </style:style>
    <style:style style:name="Tabla16" style:family="table">
      <style:table-properties style:width="15cm" table:align="margins"/>
    </style:style>
    <style:style style:name="Tabla16.A" style:family="table-column">
      <style:table-column-properties style:column-width="15cm" style:rel-column-width="65535*"/>
    </style:style>
    <style:style style:name="Tabla16.A1" style:family="table-cell">
      <style:table-cell-properties style:writing-mode="page"/>
    </style:style>
    <style:style style:name="Tabla17" style:family="table">
      <style:table-properties style:width="15cm" table:align="margins"/>
    </style:style>
    <style:style style:name="Tabla17.A" style:family="table-column">
      <style:table-column-properties style:column-width="15cm" style:rel-column-width="65535*"/>
    </style:style>
    <style:style style:name="Tabla17.A1" style:family="table-cell">
      <style:table-cell-properties style:writing-mode="page"/>
    </style:style>
    <style:style style:name="Tabla19" style:family="table">
      <style:table-properties style:width="15cm" table:align="margins"/>
    </style:style>
    <style:style style:name="Tabla19.A" style:family="table-column">
      <style:table-column-properties style:column-width="15cm" style:rel-column-width="65535*"/>
    </style:style>
    <style:style style:name="Tabla19.A1" style:family="table-cell">
      <style:table-cell-properties style:writing-mode="page"/>
    </style:style>
    <style:style style:name="Tabla20" style:family="table">
      <style:table-properties style:width="15cm" table:align="margins"/>
    </style:style>
    <style:style style:name="Tabla20.A" style:family="table-column">
      <style:table-column-properties style:column-width="15cm" style:rel-column-width="65535*"/>
    </style:style>
    <style:style style:name="Tabla20.A1" style:family="table-cell">
      <style:table-cell-properties style:writing-mode="page"/>
    </style:style>
    <style:style style:name="Tabla18" style:family="table">
      <style:table-properties style:width="15cm" table:align="margins"/>
    </style:style>
    <style:style style:name="Tabla18.A" style:family="table-column">
      <style:table-column-properties style:column-width="15cm" style:rel-column-width="65535*"/>
    </style:style>
    <style:style style:name="Tabla18.A1" style:family="table-cell">
      <style:table-cell-properties fo:padding="0.097cm" fo:border="0.5pt solid #000000"/>
    </style:style>
    <style:style style:name="Tabla21" style:family="table">
      <style:table-properties style:width="15cm" table:align="margins"/>
    </style:style>
    <style:style style:name="Tabla21.A" style:family="table-column">
      <style:table-column-properties style:column-width="15cm" style:rel-column-width="65535*"/>
    </style:style>
    <style:style style:name="Tabla21.A1" style:family="table-cell">
      <style:table-cell-properties style:writing-mode="page"/>
    </style:style>
    <style:style style:name="Tabla22" style:family="table">
      <style:table-properties style:width="15cm" table:align="margins"/>
    </style:style>
    <style:style style:name="Tabla22.A" style:family="table-column">
      <style:table-column-properties style:column-width="15cm" style:rel-column-width="65535*"/>
    </style:style>
    <style:style style:name="Tabla22.A1" style:family="table-cell">
      <style:table-cell-properties style:writing-mode="page"/>
    </style:style>
    <style:style style:name="Tabla23" style:family="table">
      <style:table-properties style:width="15cm" table:align="margins"/>
    </style:style>
    <style:style style:name="Tabla23.A" style:family="table-column">
      <style:table-column-properties style:column-width="15cm" style:rel-column-width="65535*"/>
    </style:style>
    <style:style style:name="Tabla23.A1" style:family="table-cell">
      <style:table-cell-properties style:writing-mode="page"/>
    </style:style>
    <style:style style:name="Tabla24" style:family="table">
      <style:table-properties style:width="15cm" table:align="margins"/>
    </style:style>
    <style:style style:name="Tabla24.A" style:family="table-column">
      <style:table-column-properties style:column-width="15cm" style:rel-column-width="65535*"/>
    </style:style>
    <style:style style:name="Tabla24.A1" style:family="table-cell">
      <style:table-cell-properties style:writing-mode="page"/>
    </style:style>
    <style:style style:name="Tabla25" style:family="table">
      <style:table-properties style:width="15cm" table:align="margins"/>
    </style:style>
    <style:style style:name="Tabla25.A" style:family="table-column">
      <style:table-column-properties style:column-width="15cm" style:rel-column-width="65535*"/>
    </style:style>
    <style:style style:name="Tabla25.A1" style:family="table-cell">
      <style:table-cell-properties style:writing-mode="page"/>
    </style:style>
    <style:style style:name="Tabla26" style:family="table">
      <style:table-properties style:width="15cm" table:align="margins"/>
    </style:style>
    <style:style style:name="Tabla26.A" style:family="table-column">
      <style:table-column-properties style:column-width="15cm" style:rel-column-width="65535*"/>
    </style:style>
    <style:style style:name="Tabla26.A1" style:family="table-cell">
      <style:table-cell-properties style:writing-mode="page"/>
    </style:style>
    <style:style style:name="Tabla27" style:family="table">
      <style:table-properties style:width="15cm" table:align="margins"/>
    </style:style>
    <style:style style:name="Tabla27.A" style:family="table-column">
      <style:table-column-properties style:column-width="15cm" style:rel-column-width="65535*"/>
    </style:style>
    <style:style style:name="Tabla27.A1" style:family="table-cell">
      <style:table-cell-properties style:writing-mode="page"/>
    </style:style>
    <style:style style:name="Tabla28" style:family="table">
      <style:table-properties style:width="15cm" table:align="margins"/>
    </style:style>
    <style:style style:name="Tabla28.A" style:family="table-column">
      <style:table-column-properties style:column-width="15cm" style:rel-column-width="65535*"/>
    </style:style>
    <style:style style:name="Tabla28.A1" style:family="table-cell">
      <style:table-cell-properties style:writing-mode="page"/>
    </style:style>
    <style:style style:name="Tabla29" style:family="table">
      <style:table-properties style:width="15cm" table:align="margins"/>
    </style:style>
    <style:style style:name="Tabla29.A" style:family="table-column">
      <style:table-column-properties style:column-width="15cm" style:rel-column-width="65535*"/>
    </style:style>
    <style:style style:name="Tabla29.A1" style:family="table-cell">
      <style:table-cell-properties style:writing-mode="page"/>
    </style:style>
    <style:style style:name="Tabla30" style:family="table">
      <style:table-properties style:width="15cm" table:align="margins"/>
    </style:style>
    <style:style style:name="Tabla30.A" style:family="table-column">
      <style:table-column-properties style:column-width="15cm" style:rel-column-width="65535*"/>
    </style:style>
    <style:style style:name="Tabla30.A1" style:family="table-cell">
      <style:table-cell-properties style:writing-mode="page"/>
    </style:style>
    <style:style style:name="Tabla31" style:family="table">
      <style:table-properties style:width="15cm" table:align="margins"/>
    </style:style>
    <style:style style:name="Tabla31.A" style:family="table-column">
      <style:table-column-properties style:column-width="15cm" style:rel-column-width="65535*"/>
    </style:style>
    <style:style style:name="Tabla31.A1" style:family="table-cell">
      <style:table-cell-properties style:writing-mode="page"/>
    </style:style>
    <style:style style:name="Tabla32" style:family="table">
      <style:table-properties style:width="15cm" table:align="margins"/>
    </style:style>
    <style:style style:name="Tabla32.A" style:family="table-column">
      <style:table-column-properties style:column-width="15cm" style:rel-column-width="65535*"/>
    </style:style>
    <style:style style:name="Tabla32.A1" style:family="table-cell">
      <style:table-cell-properties style:writing-mode="page"/>
    </style:style>
    <style:style style:name="Tabla33" style:family="table">
      <style:table-properties style:width="15cm" table:align="margins"/>
    </style:style>
    <style:style style:name="Tabla33.A" style:family="table-column">
      <style:table-column-properties style:column-width="15cm" style:rel-column-width="65535*"/>
    </style:style>
    <style:style style:name="Tabla33.A1" style:family="table-cell">
      <style:table-cell-properties style:writing-mode="page"/>
    </style:style>
    <style:style style:name="Tabla34" style:family="table">
      <style:table-properties style:width="15cm" table:align="margins"/>
    </style:style>
    <style:style style:name="Tabla34.A" style:family="table-column">
      <style:table-column-properties style:column-width="15cm" style:rel-column-width="65535*"/>
    </style:style>
    <style:style style:name="Tabla34.A1" style:family="table-cell">
      <style:table-cell-properties style:writing-mode="page"/>
    </style:style>
    <style:style style:name="Tabla35" style:family="table">
      <style:table-properties style:width="15cm" table:align="margins"/>
    </style:style>
    <style:style style:name="Tabla35.A" style:family="table-column">
      <style:table-column-properties style:column-width="15cm" style:rel-column-width="65535*"/>
    </style:style>
    <style:style style:name="Tabla35.A1" style:family="table-cell">
      <style:table-cell-properties style:writing-mode="page"/>
    </style:style>
    <style:style style:name="Tabla36" style:family="table">
      <style:table-properties style:width="15cm" table:align="margins"/>
    </style:style>
    <style:style style:name="Tabla36.A" style:family="table-column">
      <style:table-column-properties style:column-width="15cm" style:rel-column-width="65535*"/>
    </style:style>
    <style:style style:name="Tabla36.A1" style:family="table-cell">
      <style:table-cell-properties style:writing-mode="page"/>
    </style:style>
    <style:style style:name="Tabla37" style:family="table">
      <style:table-properties style:width="15cm" table:align="margins"/>
    </style:style>
    <style:style style:name="Tabla37.A" style:family="table-column">
      <style:table-column-properties style:column-width="15cm" style:rel-column-width="65535*"/>
    </style:style>
    <style:style style:name="Tabla37.A1" style:family="table-cell">
      <style:table-cell-properties style:writing-mode="pag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/>
      <style:text-properties officeooo:paragraph-rsid="0019ed0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  <style:text-properties fo:font-variant="normal" fo:text-transform="none" fo:color="#ff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fo:font-variant="normal" fo:text-transform="none" fo:color="#ff0000" loext:opacity="100%" style:text-line-through-style="none" style:text-line-through-type="none" style:text-position="0% 100%" style:font-name="Helvetica Neue" fo:font-size="12pt" fo:font-style="normal" style:text-underline-style="none" fo:font-weight="normal" officeooo:paragraph-rsid="0019ed08" style:font-name-asian="Helvetica Neue1" style:font-size-asian="12pt" style:font-style-asian="normal" style:font-weight-asian="normal" style:font-name-complex="Helvetica Neue1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/>
      <style:text-properties fo:color="#000000" loext:opacity="100%" style:font-name="Helvetica Neue" fo:font-size="12pt" style:font-name-asian="Helvetica Neue1" style:font-size-asian="12pt" style:font-name-complex="Helvetica Neue1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/>
      <style:text-properties fo:color="#000000" loext:opacity="100%" style:font-name="Helvetica Neue" fo:font-size="12pt" fo:font-weight="normal" style:font-name-asian="Helvetica Neue1" style:font-size-asian="12pt" style:font-weight-asian="normal" style:font-name-complex="Helvetica Neue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Helvetica Neue" fo:font-size="12pt" fo:font-weight="normal" officeooo:paragraph-rsid="0019ed08" style:font-name-asian="Helvetica Neue1" style:font-size-asian="12pt" style:font-weight-asian="normal" style:font-name-complex="Helvetica Neue1" style:font-size-complex="12pt"/>
    </style:style>
    <style:style style:name="P13" style:family="paragraph" style:parent-style-name="Standard">
      <style:paragraph-properties fo:margin-left="0cm" fo:margin-right="0cm" fo:text-indent="0cm" style:auto-text-indent="false" fo:break-before="auto" fo:break-after="auto"/>
      <style:text-properties fo:color="#000000" loext:opacity="100%" style:font-name="Helvetica Neue" style:font-name-asian="Helvetica Neue1" style:font-name-complex="Helvetica Neue1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Helvetica Neue" style:font-name-asian="Helvetica Neue1" style:font-name-complex="Helvetica Neue1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/>
      <style:text-properties style:font-name="Helvetica Neue" style:font-name-asian="Helvetica Neue1" style:font-name-complex="Helvetica Neue1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/>
      <style:text-properties style:font-name="Helvetica Neue" officeooo:paragraph-rsid="0019ed08" style:font-name-asian="Helvetica Neue1" style:font-name-complex="Helvetica Neue1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Helvetica Neue" style:font-name-asian="Helvetica Neue1" style:font-name-complex="Helvetica Neue1"/>
    </style:style>
    <style:style style:name="P18" style:family="paragraph" style:parent-style-name="Standard">
      <style:paragraph-properties fo:break-before="auto" fo:break-after="auto"/>
      <style:text-properties style:font-name="Helvetica Neue" style:font-name-asian="Helvetica Neue1" style:font-name-complex="Helvetica Neue1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/>
      <style:text-properties style:font-name="Helvetica Neue" fo:font-weight="normal" style:font-name-asian="Helvetica Neue1" style:font-weight-asian="normal" style:font-name-complex="Helvetica Neue1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Helvetica Neue" fo:font-weight="normal" officeooo:paragraph-rsid="0019ed08" style:font-name-asian="Helvetica Neue1" style:font-weight-asian="normal" style:font-name-complex="Helvetica Neue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color="#ff0000" loext:opacity="100%" style:font-name="Helvetica Neue" style:font-name-asian="Helvetica Neue1" style:font-name-complex="Helvetica Neue1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/>
      <style:text-properties fo:color="#ff0000" loext:opacity="100%" style:font-name="Helvetica Neue" fo:font-weight="normal" style:font-name-asian="Helvetica Neue1" style:font-weight-asian="normal" style:font-name-complex="Helvetica Neue1"/>
    </style:style>
    <style:style style:name="P23" style:family="paragraph" style:parent-style-name="Heading_20_3">
      <style:paragraph-properties fo:margin-left="0cm" fo:margin-right="0cm" fo:text-indent="0cm" style:auto-text-indent="false" fo:break-before="auto" fo:break-after="auto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25" style:family="paragraph" style:parent-style-name="Heading_20_3">
      <style:paragraph-properties fo:margin-left="0cm" fo:margin-right="0cm" fo:text-indent="1.249cm" style:auto-text-indent="false" fo:break-before="auto" fo:break-after="auto"/>
    </style:style>
    <style:style style:name="P26" style:family="paragraph" style:parent-style-name="Heading_20_3">
      <style:paragraph-properties fo:margin-left="0cm" fo:margin-right="0cm" fo:margin-top="0.564cm" fo:margin-bottom="0.141cm" style:contextual-spacing="false" fo:line-height="115%" fo:keep-together="always" fo:text-indent="1.249cm" style:auto-text-indent="false"/>
    </style:style>
    <style:style style:name="P27" style:family="paragraph" style:parent-style-name="Standard">
      <style:paragraph-properties fo:margin-left="0cm" fo:margin-right="0cm" fo:margin-top="0.423cm" fo:margin-bottom="0.106cm" style:contextual-spacing="false" fo:line-height="100%" fo:text-indent="0cm" style:auto-text-indent="false" fo:keep-with-next="always"/>
      <style:text-properties style:font-name="Arial" fo:font-size="14pt" fo:font-style="italic" fo:font-weight="bold" style:font-name-asian="Arial1" style:font-size-asian="14pt" style:font-style-asian="italic" style:font-weight-asian="bold" style:font-name-complex="Arial1" style:font-size-complex="14pt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paragraph-rsid="0019ed08"/>
    </style:style>
    <style:style style:name="P30" style:family="paragraph" style:parent-style-name="Table_20_Contents">
      <style:paragraph-properties fo:text-align="start" style:justify-single-word="false"/>
      <style:text-properties officeooo:rsid="0019ed08" officeooo:paragraph-rsid="0019ed08"/>
    </style:style>
    <style:style style:name="P31" style:family="paragraph" style:parent-style-name="Table_20_Contents">
      <style:paragraph-properties fo:text-align="start" style:justify-single-word="false"/>
      <style:text-properties officeooo:rsid="001aae37" officeooo:paragraph-rsid="001aae37"/>
    </style:style>
    <style:style style:name="P32" style:family="paragraph" style:parent-style-name="Heading_20_1" style:list-style-name="WWNum3" style:master-page-name="Standard">
      <style:paragraph-properties fo:margin-left="0.635cm" fo:margin-right="0cm" fo:margin-top="0.423cm" fo:margin-bottom="0.106cm" style:contextual-spacing="false" fo:line-height="100%" fo:text-indent="-0.635cm" style:auto-text-indent="false" style:page-number="1" fo:break-before="auto" fo:break-after="auto"/>
    </style:style>
    <style:style style:name="P33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2f39b8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688cm"/>
          <style:tab-stop style:position="2.54cm"/>
        </style:tab-stops>
      </style:paragraph-properties>
    </style:style>
    <style:style style:name="P37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0.688cm"/>
          <style:tab-stop style:position="2.54cm"/>
        </style:tab-stops>
      </style:paragraph-properties>
    </style:style>
    <style:style style:name="P38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688cm"/>
          <style:tab-stop style:position="2.54cm"/>
        </style:tab-stops>
      </style:paragraph-properties>
    </style:style>
    <style:style style:name="P39" style:family="paragraph" style:parent-style-name="Standard" style:list-style-name="WWNum3">
      <style:paragraph-properties fo:margin-left="1.397cm" fo:margin-right="0cm" fo:margin-top="0.423cm" fo:margin-bottom="0.106cm" style:contextual-spacing="false" fo:line-height="100%" fo:text-align="start" style:justify-single-word="false" fo:keep-together="auto" fo:orphans="2" fo:widows="2" fo:text-indent="-1.397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bold" style:font-name-asian="Arial1" style:font-size-asian="14pt" style:font-style-asian="italic" style:font-weight-asian="bold" style:font-name-complex="Arial1" style:font-size-complex="14pt"/>
    </style:style>
    <style:style style:name="P40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P41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P42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officeooo:paragraph-rsid="0019ed08" style:font-name-asian="Helvetica Neue1" style:font-size-asian="12pt" style:font-style-asian="normal" style:font-weight-asian="normal" style:font-name-complex="Helvetica Neue1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officeooo:rsid="002409d7" officeooo:paragraph-rsid="002409d7" style:font-name-asian="Helvetica Neue1" style:font-size-asian="12pt" style:font-style-asian="normal" style:font-weight-asian="normal" style:font-name-complex="Helvetica Neue1" style:font-size-complex="12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fo:font-variant="normal" fo:text-transform="none" fo:color="#ff0000" loext:opacity="100%" style:text-line-through-style="none" style:text-line-through-type="none" style:text-position="0% 100%" style:font-name="Helvetica Neue" fo:font-size="12pt" fo:font-style="normal" style:text-underline-style="none" fo:font-weight="normal" officeooo:rsid="002409d7" officeooo:paragraph-rsid="0019ed08" style:font-name-asian="Helvetica Neue1" style:font-size-asian="12pt" style:font-style-asian="normal" style:font-weight-asian="normal" style:font-name-complex="Helvetica Neue1" style:font-size-complex="12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Helvetica Neue" fo:font-weight="normal" style:font-name-asian="Helvetica Neue1" style:font-weight-asian="normal" style:font-name-complex="Helvetica Neue1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Helvetica Neue" fo:font-weight="normal" officeooo:paragraph-rsid="0019ed08" style:font-name-asian="Helvetica Neue1" style:font-weight-asian="normal" style:font-name-complex="Helvetica Neue1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Helvetica Neue" style:font-name-asian="Helvetica Neue1" style:font-name-complex="Helvetica Neue1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/>
      <style:text-properties style:font-name="Helvetica Neue" style:font-name-asian="Helvetica Neue1" style:font-name-complex="Helvetica Neue1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style:font-name="Helvetica Neue" style:font-name-asian="Helvetica Neue1" style:font-name-complex="Helvetica Neue1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style:font-name="Helvetica Neue" officeooo:paragraph-rsid="002f39b8" style:font-name-asian="Helvetica Neue1" style:font-name-complex="Helvetica Neue1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Helvetica Neue" style:font-name-asian="Helvetica Neue1" style:font-name-complex="Helvetica Neue1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Helvetica Neue" officeooo:paragraph-rsid="002f39b8" style:font-name-asian="Helvetica Neue1" style:font-name-complex="Helvetica Neue1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Helvetica Neue" style:font-name-asian="Helvetica Neue1" style:font-name-complex="Helvetica Neue1"/>
    </style:style>
    <style:style style:name="P5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  <style:text-properties fo:color="#000000" loext:opacity="100%" officeooo:rsid="0027c02e" officeooo:paragraph-rsid="0028b6ab" fo:background-color="transparen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  <style:text-properties fo:color="#000000" loext:opacity="100%" officeooo:rsid="0027c02e" officeooo:paragraph-rsid="002962ee" fo:background-color="transparen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fo:color="#000000" loext:opacity="100%" officeooo:rsid="0028b6ab" officeooo:paragraph-rsid="0028b6ab" fo:background-color="transparen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fo:color="#000000" loext:opacity="100%" officeooo:rsid="0028b6ab" officeooo:paragraph-rsid="002962ee" fo:background-color="transparen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fo:color="#000000" loext:opacity="100%" officeooo:rsid="002962ee" officeooo:paragraph-rsid="002962ee" fo:background-color="transparen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officeooo:rsid="002962ee" officeooo:paragraph-rsid="002962ee"/>
    </style:style>
    <style:style style:name="P62" style:family="paragraph" style:parent-style-name="Table_20_Contents">
      <style:paragraph-properties fo:text-align="start" style:justify-single-word="false"/>
      <style:text-properties officeooo:paragraph-rsid="0019ed08"/>
    </style:style>
    <style:style style:name="P63" style:family="paragraph" style:parent-style-name="Table_20_Contents">
      <style:paragraph-properties fo:text-align="start" style:justify-single-word="false"/>
    </style:style>
    <style:style style:name="P64" style:family="paragraph" style:parent-style-name="Table_20_Contents">
      <style:paragraph-properties fo:text-align="start" style:justify-single-word="false"/>
      <style:text-properties officeooo:paragraph-rsid="002ad99e"/>
    </style:style>
    <style:style style:name="P65" style:family="paragraph" style:parent-style-name="Table_20_Contents">
      <style:paragraph-properties fo:text-align="start" style:justify-single-word="false"/>
      <style:text-properties officeooo:rsid="002409d7" officeooo:paragraph-rsid="002409d7"/>
    </style:style>
    <style:style style:name="P66" style:family="paragraph" style:parent-style-name="Table_20_Contents">
      <style:paragraph-properties fo:text-align="start" style:justify-single-word="false"/>
      <style:text-properties officeooo:rsid="0027c02e" officeooo:paragraph-rsid="0027c02e" fo:background-color="transparent"/>
    </style:style>
    <style:style style:name="P67" style:family="paragraph" style:parent-style-name="Table_20_Contents">
      <style:paragraph-properties fo:text-align="start" style:justify-single-word="false"/>
      <style:text-properties officeooo:rsid="0027c02e" officeooo:paragraph-rsid="002962ee" fo:background-color="transparent"/>
    </style:style>
    <style:style style:name="P68" style:family="paragraph" style:parent-style-name="Table_20_Contents">
      <style:paragraph-properties fo:text-align="start" style:justify-single-word="false"/>
      <style:text-properties officeooo:rsid="002962ee" officeooo:paragraph-rsid="002962ee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officeooo:rsid="002ad99e" officeooo:paragraph-rsid="002ad99e" style:font-name-asian="Arial1" style:font-size-asian="12pt" style:font-name-complex="Arial1" style:font-size-complex="12pt"/>
    </style:style>
    <style:style style:name="P70" style:family="paragraph" style:parent-style-name="Table_20_Contents">
      <style:paragraph-properties fo:text-align="start" style:justify-single-word="false"/>
      <style:text-properties officeooo:rsid="002ad99e" officeooo:paragraph-rsid="002ad99e"/>
    </style:style>
    <style:style style:name="P71" style:family="paragraph" style:parent-style-name="Table_20_Contents">
      <style:paragraph-properties fo:text-align="start" style:justify-single-word="false"/>
      <style:text-properties style:font-name="Helvetica Neue" style:font-name-asian="Helvetica Neue1" style:font-name-complex="Helvetica Neue1"/>
    </style:style>
    <style:style style:name="P72" style:family="paragraph" style:parent-style-name="Table_20_Contents">
      <style:paragraph-properties fo:text-align="start" style:justify-single-word="false"/>
      <style:text-properties style:font-name="Helvetica Neue" officeooo:paragraph-rsid="002f39b8" style:font-name-asian="Helvetica Neue1" style:font-name-complex="Helvetica Neue1"/>
    </style:style>
    <style:style style:name="P73" style:family="paragraph" style:parent-style-name="Table_20_Contents">
      <style:paragraph-properties fo:text-align="start" style:justify-single-word="false"/>
      <style:text-properties style:font-name="Helvetica Neue" officeooo:rsid="002c8eda" officeooo:paragraph-rsid="002c8eda" style:font-name-asian="Helvetica Neue1" style:font-name-complex="Helvetica Neue1"/>
    </style:style>
    <style:style style:name="P74" style:family="paragraph" style:parent-style-name="Table_20_Contents">
      <style:paragraph-properties fo:text-align="start" style:justify-single-word="false"/>
      <style:text-properties style:font-name="Helvetica Neue" officeooo:rsid="002dc4be" officeooo:paragraph-rsid="002dc4be" style:font-name-asian="Helvetica Neue1" style:font-name-complex="Helvetica Neue1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Helvetica Neue" officeooo:rsid="002dc4be" officeooo:paragraph-rsid="002dc4be" style:font-name-asian="Helvetica Neue1" style:font-name-complex="Helvetica Neue1"/>
    </style:style>
    <style:style style:name="P76" style:family="paragraph" style:parent-style-name="Table_20_Contents">
      <style:paragraph-properties fo:text-align="start" style:justify-single-word="false"/>
      <style:text-properties style:font-name="Helvetica Neue" officeooo:rsid="002fe303" officeooo:paragraph-rsid="002fe303" style:font-name-asian="Helvetica Neue1" style:font-name-complex="Helvetica Neue1"/>
    </style:style>
    <style:style style:name="P77" style:family="paragraph" style:parent-style-name="Table_20_Contents">
      <style:paragraph-properties fo:text-align="start" style:justify-single-word="false"/>
      <style:text-properties style:font-name="Helvetica Neue" officeooo:rsid="0030e0cd" officeooo:paragraph-rsid="0030e0cd" style:font-name-asian="Helvetica Neue1" style:font-name-complex="Helvetica Neue1"/>
    </style:style>
    <style:style style:name="P78" style:family="paragraph" style:parent-style-name="Table_20_Contents">
      <style:paragraph-properties fo:text-align="start" style:justify-single-word="false"/>
      <style:text-properties style:font-name="Helvetica Neue" officeooo:rsid="00312974" officeooo:paragraph-rsid="00312974" style:font-name-asian="Helvetica Neue1" style:font-name-complex="Helvetica Neue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none" style:font-name-asian="Arial1" style:font-size-asian="13pt" style:font-style-asian="normal" style:font-name-complex="Arial1" style:font-size-complex="13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italic" style:text-underline-style="none" fo:font-weight="normal" style:font-name-asian="Helvetica Neue1" style:font-size-asian="12pt" style:font-style-asian="italic" style:font-weight-asian="normal" style:font-name-complex="Helvetica Neue1" style:font-size-complex="12pt"/>
    </style:style>
    <style:style style:name="T8" style:family="text">
      <style:text-properties fo:font-variant="normal" fo:text-transform="none" fo:color="#ff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T12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0pt" fo:font-style="italic" style:text-underline-style="none" style:font-name-asian="Arial1" style:font-size-asian="10pt" style:font-style-asian="italic" style:font-name-complex="Arial1" style:font-size-complex="10pt"/>
    </style:style>
    <style:style style:name="T13" style:family="text">
      <style:text-properties fo:font-variant="normal" fo:text-transform="none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14" style:family="text">
      <style:text-properties fo:font-variant="normal" fo:text-transform="none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 style:font-style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 style:font-style-complex="italic"/>
    </style:style>
    <style:style style:name="T16" style:family="text">
      <style:text-properties fo:font-variant="normal" fo:text-transform="none" style:text-line-through-style="none" style:text-line-through-type="none" style:text-position="0% 100%" style:font-name="Helvetica Neue" fo:font-size="12pt" fo:font-style="normal" style:text-underline-style="none" fo:font-weight="normal" officeooo:rsid="002962ee" style:font-name-asian="Helvetica Neue1" style:font-size-asian="12pt" style:font-style-asian="normal" style:font-weight-asian="normal" style:font-name-complex="Helvetica Neue1" style:font-size-complex="12pt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" fo:font-size="12pt" fo:font-style="italic" style:text-underline-style="none" fo:font-weight="normal" style:font-name-asian="Helvetica Neue1" style:font-size-asian="12pt" style:font-style-asian="italic" style:font-weight-asian="normal" style:font-name-complex="Helvetica Neue1" style:font-size-complex="12pt" style:font-style-complex="italic"/>
    </style:style>
    <style:style style:name="T18" style:family="text">
      <style:text-properties fo:color="#000000" loext:opacity="100%" fo:font-size="16pt" fo:font-weight="bold" style:font-size-asian="16pt" style:font-weight-asian="bold" style:font-size-complex="16pt"/>
    </style:style>
    <style:style style:name="T19" style:family="text">
      <style:text-properties fo:color="#000000" loext:opacity="100%" style:font-name="Helvetica Neue" fo:font-size="12pt" fo:font-weight="normal" style:font-name-asian="Helvetica Neue1" style:font-size-asian="12pt" style:font-weight-asian="normal" style:font-name-complex="Helvetica Neue1" style:font-size-complex="12pt"/>
    </style:style>
    <style:style style:name="T20" style:family="text">
      <style:text-properties fo:color="#000000" loext:opacity="100%" style:font-name="Arial" fo:font-size="13pt" style:font-name-asian="Arial1" style:font-size-asian="13pt" style:font-name-complex="Arial1" style:font-size-complex="13pt"/>
    </style:style>
    <style:style style:name="T21" style:family="text">
      <style:text-properties fo:color="#000000" loext:opacity="100%" style:font-name="Arial" fo:font-size="13pt" fo:font-style="italic" style:font-name-asian="Arial1" style:font-size-asian="13pt" style:font-style-asian="italic" style:font-name-complex="Arial1" style:font-size-complex="13pt" style:font-style-complex="italic"/>
    </style:style>
    <style:style style:name="T22" style:family="text">
      <style:text-properties style:font-name="Arial" style:font-name-asian="Arial1" style:font-name-complex="Arial1"/>
    </style:style>
    <style:style style:name="T23" style:family="text">
      <style:text-properties fo:color="#ff0000" loext:opacity="100%" style:font-name="Helvetica Neue" style:font-name-asian="Helvetica Neue1" style:font-name-complex="Helvetica Neue1"/>
    </style:style>
    <style:style style:name="T24" style:family="text">
      <style:text-properties fo:color="#ff0000" loext:opacity="100%" style:font-name="Arial" fo:font-size="10pt" style:font-name-asian="Arial1" style:font-size-asian="10pt" style:font-name-complex="Arial1" style:font-size-complex="10pt"/>
    </style:style>
    <style:style style:name="T25" style:family="text">
      <style:text-properties style:font-name="Helvetica Neue" fo:font-weight="normal" style:font-name-asian="Helvetica Neue1" style:font-weight-asian="normal" style:font-name-complex="Helvetica Neue1"/>
    </style:style>
    <style:style style:name="T26" style:family="text">
      <style:text-properties style:font-name="Helvetica Neue" style:font-name-asian="Helvetica Neue1" style:font-name-complex="Helvetica Neue1"/>
    </style:style>
    <style:style style:name="T27" style:family="text">
      <style:text-properties officeooo:rsid="001d6412"/>
    </style:style>
    <style:style style:name="T28" style:family="text">
      <style:text-properties officeooo:rsid="002100e5"/>
    </style:style>
    <style:style style:name="T29" style:family="text">
      <style:text-properties officeooo:rsid="002196e5"/>
    </style:style>
    <style:style style:name="T30" style:family="text">
      <style:text-properties officeooo:rsid="00220d5e"/>
    </style:style>
    <style:style style:name="T31" style:family="text">
      <style:text-properties officeooo:rsid="0028b6ab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2962ee"/>
    </style:style>
    <style:style style:name="T34" style:family="text">
      <style:text-properties officeooo:rsid="002ad99e"/>
    </style:style>
    <style:style style:name="T35" style:family="text">
      <style:text-properties officeooo:rsid="002dc4be"/>
    </style:style>
    <style:style style:name="T36" style:family="text">
      <style:text-properties officeooo:rsid="002f39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93167540" text:style-name="WWNum3">
        <text:list-item>
          <text:p text:style-name="P32"><text:span text:style-name="T18">Sistema de ficheros y gestión de aplicaciones </text:span>II</text:p>
          <text:list>
            <text:list-item>
              <text:p text:style-name="P39">Sabe utilizar redireccionamiento y tuberías:</text:p>
            </text:list-item>
          </text:list>
        </text:list-item>
      </text:list>
      <text:p text:style-name="P22">Nota: utilizando una única línea de comandos</text:p>
      <text:p text:style-name="P4"><text:span text:style-name="T25">a)Averigua </text:span><text:span text:style-name="T26">cuántos</text:span><text:span text:style-name="T25"> ficheros hay en tu directorio de trabajo (man wc)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8">ls | wc -l</text:p>
            <text:p text:style-name="P30">dice que tengo 19</text:p>
          </table:table-cell>
        </table:table-row>
      </table:table>
      <text:p text:style-name="P46"/>
      <text:p text:style-name="P4"><text:span text:style-name="T25">b)Guardar la fecha en el fichero “</text:span><text:span text:style-name="T26">conectados.txt</text:span><text:span text:style-name="T25">”</text:span><text:span text:style-name="T26"> (</text:span><text:span text:style-name="T25">man date)</text:span></text:p>
      <text:p text:style-name="P5"/>
      <table:table table:name="Tabla2" table:style-name="Tabla2">
        <table:table-column table:style-name="Tabla2.A"/>
        <table:table-row>
          <table:table-cell table:style-name="Tabla2.A1" office:value-type="string">
            <text:p text:style-name="P30">Date &gt; conectados.txt</text:p>
          </table:table-cell>
        </table:table-row>
      </table:table>
      <text:p text:style-name="P20"/>
      <text:p text:style-name="P4"><text:span text:style-name="T25">c)Añade al fichero “conectados.txt” los usuarios </text:span><text:span text:style-name="T26">conectados</text:span><text:span text:style-name="T25"> a la máquina.(man who)</text:span></text:p>
      <text:p text:style-name="P5"/>
      <table:table table:name="Tabla3" table:style-name="Tabla3">
        <table:table-column table:style-name="Tabla3.A"/>
        <table:table-row>
          <table:table-cell table:style-name="Tabla3.A1" office:value-type="string">
            <text:p text:style-name="P29">who &gt;&gt; conectados.txt</text:p>
          </table:table-cell>
        </table:table-row>
      </table:table>
      <text:p text:style-name="P20"/>
      <text:p text:style-name="P19">d)Busca el fichero fstab en toda la partición de linux y redirecciona los errores al fichero “errores.txt” (man find)</text:p>
      <text:p text:style-name="P5"/>
      <table:table table:name="Tabla4" table:style-name="Tabla4">
        <table:table-column table:style-name="Tabla4.A"/>
        <table:table-row>
          <table:table-cell table:style-name="Tabla4.A1" office:value-type="string">
            <text:p text:style-name="P29">find /etc -name fstab 2&gt;errores.txt</text:p>
          </table:table-cell>
        </table:table-row>
      </table:table>
      <text:p text:style-name="P20"/>
      <text:p text:style-name="P4"><text:span text:style-name="T19">e)Crea un fichero </text:span><text:span text:style-name="T26">“</text:span><text:span text:style-name="T19">animales.txt</text:span><text:span text:style-name="T26">”</text:span><text:span text:style-name="T19"> que contenga: </text:span></text:p>
      <text:p text:style-name="P18">perro </text:p>
      <text:p text:style-name="P18">gato</text:p>
      <text:p text:style-name="P18">vaca</text:p>
      <text:p text:style-name="P18">toro</text:p>
      <text:p text:style-name="P18">cerdo</text:p>
      <text:p text:style-name="P5"/>
      <table:table table:name="Tabla5" table:style-name="Tabla5">
        <table:table-column table:style-name="Tabla5.A"/>
        <table:table-row>
          <table:table-cell table:style-name="Tabla5.A1" office:value-type="string">
            <text:p text:style-name="P29">cat &gt; animales.txt</text:p>
            <text:p text:style-name="P31">luego escribes los 5 nombres y cuando termines ctrl+D</text:p>
          </table:table-cell>
        </table:table-row>
      </table:table>
      <text:p text:style-name="P20"/>
      <text:p text:style-name="P11">Crea un fichero que se llame “animalesordenados.txt” que contendrá todos los animales de “animales.txt” <text:s/>ordenados alfabéticamente usando el comando “sort” (man sort).</text:p>
      <text:p text:style-name="P5"/>
      <table:table table:name="Tabla6" table:style-name="Tabla6">
        <table:table-column table:style-name="Tabla6.A"/>
        <table:table-row>
          <table:table-cell table:style-name="Tabla6.A1" office:value-type="string">
            <text:p text:style-name="P29">sort animales.txt &gt; animalesordenados.txt</text:p>
          </table:table-cell>
        </table:table-row>
      </table:table>
      <text:p text:style-name="P12"/>
      <text:p text:style-name="P11">f)Redirecciona el error estándar a un archivo err.txt del siguiente comando: cat /ceq11</text:p>
      <text:p text:style-name="P5"/>
      <table:table table:name="Tabla7" table:style-name="Tabla7">
        <table:table-column table:style-name="Tabla7.A"/>
        <table:table-row>
          <table:table-cell table:style-name="Tabla7.A1" office:value-type="string">
            <text:p text:style-name="P29">cat /ceq11 2&gt; err.txt</text:p>
          </table:table-cell>
        </table:table-row>
      </table:table>
      <text:p text:style-name="P12"/>
      <text:p text:style-name="P11">g)Redirecciona tanto la salida estándar como error estándar del siguiente comando “cat /etc/fstab” al fichero “salidaerror.txt” simultáneamente.</text:p>
      <text:p text:style-name="P5"/>
      <table:table table:name="Tabla8" table:style-name="Tabla8">
        <table:table-column table:style-name="Tabla8.A"/>
        <table:table-row>
          <table:table-cell table:style-name="Tabla8.A1" office:value-type="string">
            <text:p text:style-name="P29">cat /etc/fstab &amp;&gt; salidaerror.txt</text:p>
          </table:table-cell>
        </table:table-row>
      </table:table>
      <text:p text:style-name="P12"/>
      <text:p text:style-name="P11"><text:soft-page-break/>h)Muestra la cantidad de archivos y directorios que hay en el directorio / usando el comando “wc” y “ls”.</text:p>
      <text:p text:style-name="P5"/>
      <table:table table:name="Tabla9" table:style-name="Tabla9">
        <table:table-column table:style-name="Tabla9.A"/>
        <table:table-row>
          <table:table-cell table:style-name="Tabla9.A1" office:value-type="string">
            <text:p text:style-name="P29">ls -a | wc -l <text:span text:style-name="T27">(estando en /)</text:span></text:p>
          </table:table-cell>
        </table:table-row>
      </table:table>
      <text:p text:style-name="P12"/>
      <text:p text:style-name="P11">i)Dado un archivo con nombres de personas pers.txt ---un nombre en cada línea---, escriba un comando para bash que ordene los nombres y presente sólo los 10 primeros (usa sort y head)</text:p>
      <text:p text:style-name="P5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9">echo -e "jon\n pera\n asier\n andokjas\n kepa\n jorge\n jonmi\n unai\n kkk\n mery\n coca\n enekooko\n"&gt;pers.txt | sort pers.txt &gt; pers.txt | head pers.txt</text:p>
          </table:table-cell>
        </table:table-row>
      </table:table>
      <text:p text:style-name="P12"/>
      <text:p text:style-name="P11">j)Dada una lista de palabras en un archivo palabras.txt ---una en cada línea---, escriba un comando para bash que presente la cantidad de palabras no repetidas. (usa sort y wc)</text:p>
      <text:p text:style-name="P5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9">echo -e " jon\n pera\n asier\n mery\n asier\n jon\n jonmi\n unai\n jon\n mery\n coca\n jon"&gt;palabras.txt|sort -<text:span text:style-name="T30">u</text:span> palabras.txt &gt; <text:span text:style-name="T29">palabras.txt </text:span>| wc -<text:span text:style-name="T28">w </text:span>palabras.txt</text:p>
          </table:table-cell>
        </table:table-row>
      </table:table>
      <text:p text:style-name="P12"/>
      <text:p text:style-name="P15">k) Cuenta el número de líneas que tiene el fichero “animalesordenados.txt” utilizando redireccionamiento de entrada.</text:p>
      <text:p text:style-name="P16"><text:s/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65">Wc -l &lt; animalesordenados.txt</text:p>
          </table:table-cell>
        </table:table-row>
      </table:table>
      <text:p text:style-name="P20"/>
      <text:p text:style-name="P13"/>
      <text:list xml:id="list163407995529737" text:continue-numbering="true" text:style-name="WWNum3">
        <text:list-item>
          <text:list>
            <text:list-item>
              <text:p text:style-name="P39">Sabe configurar el montaje de dispositivos</text:p>
            </text:list-item>
          </text:list>
        </text:list-item>
      </text:list>
      <text:p text:style-name="P2"><text:span text:style-name="T6">a) Observa la ayuda del mount (</text:span><text:span text:style-name="T8">man mount)</text:span></text:p>
      <text:p text:style-name="P5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5">Man <text:span text:style-name="T6">mount</text:span></text:p>
          </table:table-cell>
        </table:table-row>
      </table:table>
      <text:p text:style-name="P45"/>
      <text:p text:style-name="P7">b) Guarda el fichero de configuración "/etc/fstab" como "/etc/fstabbackup":</text:p>
      <text:p text:style-name="P8">sudo cp /etc/fstab /etc/fstabbackup</text:p>
      <text:p text:style-name="P5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4">sudo cp /etc/fstab /etc/fstabbackup</text:p>
          </table:table-cell>
        </table:table-row>
      </table:table>
      <text:p text:style-name="P9"/>
      <text:p text:style-name="P2"><text:span text:style-name="T6">c)Busca una partición del tipo FAT32 con el comando "</text:span><text:span text:style-name="T8">sudo blkid</text:span><text:span text:style-name="T6">" y montala en la carpeta "/media/datos" (primeramente crea la carpeta con: </text:span><text:span text:style-name="T8">sudo mkdir /media/datos</text:span><text:span text:style-name="T6">), con las siguientes opciones: defaults, utf8, dmask=027, fmask=137, uid=1000, gid=1000?(Explica cada una de las opciones ). Añade la opción de que se chequee si hay errores a la vez que la partición "/".</text:span></text:p>
      <text:p text:style-name="P5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6">Sudo blkid (ahí <text:span text:style-name="T31">la encontramos</text:span>)</text:p>
            <text:p text:style-name="P56"><text:span text:style-name="T13">sudo mkdir /media/datos</text:span></text:p>
            <text:p text:style-name="P58"><text:span text:style-name="T13">sudo gedit </text:span><text:span text:style-name="T17">/etc/fstab <text:s/></text:span><text:span text:style-name="T14">(para editar el fichero fstab)</text:span></text:p>
            <text:p text:style-name="P60"><text:soft-page-break/><text:span text:style-name="T17">para a</text:span><text:span text:style-name="T15">ñadir la opción de que se chequee si hay errores a la vez que la partición "/" tenemos que escribir fsck antes de los 2 ultimos números</text:span></text:p>
            <text:p text:style-name="P60"><text:span text:style-name="T15">sudo mount-a</text:span></text:p>
          </table:table-cell>
        </table:table-row>
      </table:table>
      <text:p text:style-name="P43"/>
      <text:p text:style-name="P2"><text:span text:style-name="T6">d)Comprueba que el montaje se realiza de forma correcta después de ejecutar "</text:span><text:span text:style-name="T8">sudo mount -a</text:span><text:span text:style-name="T6">"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8">Podemos ver que en la carpeta que hemos creado hay cosas</text:p>
          </table:table-cell>
        </table:table-row>
      </table:table>
      <text:p text:style-name="P61"><text:span text:style-name="T6"/></text:p>
      <text:p text:style-name="P2"><text:span text:style-name="T6">e)Edita el fichero “fstab” para montar la partición ntfs de windows en la carpeta <text:s/>“</text:span><text:span text:style-name="T7">/media/windows</text:span><text:span text:style-name="T6">” desde el arranque de linux. Se pide usar el driver “ntfs-3g” y usar las siguientes opciones de montaje: defaults, uid=1000, gid=1000, dmask=027, fmask=137.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7">Sudo blkid (ahí <text:span text:style-name="T33">vemos el UID de la partición ntfs</text:span>)</text:p>
            <text:p text:style-name="P57"><text:span text:style-name="T13">sudo mkdir /media/</text:span><text:span text:style-name="T16">windows</text:span></text:p>
            <text:p text:style-name="P59"><text:span text:style-name="T13">sudo gedit </text:span><text:span text:style-name="T17">/etc/fstab <text:s/></text:span><text:span text:style-name="T14">(para editar el fichero fstab)</text:span></text:p>
            <text:p text:style-name="P60"><text:span text:style-name="T15">sudo mount-a</text:span></text:p>
          </table:table-cell>
        </table:table-row>
      </table:table>
      <text:p text:style-name="P36"><text:span text:style-name="T6"/></text:p>
      <text:p text:style-name="P7">f) Lo normal es que cuando conectamos un disco usb externo, se auto monte correctamente, pero en caso de que no se automonte, para montarlo manualmente podemos realizar los siguientes pasos:</text:p>
      <text:list xml:id="list2356034795" text:style-name="WWNum1">
        <text:list-item>
          <text:p text:style-name="P33"><text:span text:style-name="T3">Crea una carpeta, por ejemplo: </text:span><text:span text:style-name="T9">sudo mkdir /media/usb </text:span></text:p>
        </text:list-item>
        <text:list-item>
          <text:p text:style-name="P33"><text:span text:style-name="T3">Observa el dispositivo </text:span><text:span text:style-name="T22">físico</text:span><text:span text:style-name="T3"> con el cual ha sido asignado: </text:span><text:span text:style-name="T9">sudo fdisk -l</text:span><text:span text:style-name="T3"> . Por ejemplo /dev/</text:span><text:span text:style-name="T4">sdb1 </text:span></text:p>
        </text:list-item>
        <text:list-item>
          <text:p text:style-name="P40">Para montar de manera manual un sistema de ficheros FAT16 o FAT32: </text:p>
        </text:list-item>
      </text:list>
      <text:p text:style-name="P2"><text:span text:style-name="T11">sudo mount -t vfat /dev/</text:span><text:span text:style-name="T12">sdb1</text:span><text:span text:style-name="T11"> /media/</text:span><text:span text:style-name="T12">usb</text:span><text:span text:style-name="T11"> -o </text:span><text:span text:style-name="T24">u</text:span><text:span text:style-name="T11">id=1000,gid=100,utf8,dmask=027,fmask=137 </text:span></text:p>
      <text:list xml:id="list163409998690886" text:continue-numbering="true" text:style-name="WWNum1">
        <text:list-item>
          <text:p text:style-name="P41">¿Cómo sería si el dispositivo usb ha sido formateado como un sistema de ficheros NTFS?</text:p>
        </text:list-item>
      </text:list>
      <table:table table:name="Tabla20" table:style-name="Tabla20">
        <table:table-column table:style-name="Tabla20.A"/>
        <table:table-row>
          <table:table-cell table:style-name="Tabla20.A1" office:value-type="string">
            <text:p text:style-name="P69">Donde pone vfat pondría ntfs-3g</text:p>
          </table:table-cell>
        </table:table-row>
      </table:table>
      <text:list xml:id="list163409983619415" text:continue-numbering="true" text:style-name="WWNum1">
        <text:list-header>
          <text:p text:style-name="P42"/>
        </text:list-header>
        <text:list-item>
          <text:p text:style-name="P33"><text:span text:style-name="T3">Finalmente podemos desmontarlo: </text:span><text:span text:style-name="T9">sudo umount /media/</text:span><text:span text:style-name="T10">usb</text:span><text:span text:style-name="T3"> </text:span></text:p>
        </text:list-item>
      </text:list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8">sudo mdkir /media/usb</text:p>
            <text:p text:style-name="P28"><text:tab/>sudo fsdisk -<text:span text:style-name="T34">l</text:span></text:p>
            <text:p text:style-name="P64"><text:tab/>sudo mount -t vfat /dev/sdb1 /media/us<text:span text:style-name="T20">b </text:span><text:span text:style-name="T5">-o </text:span><text:span text:style-name="T20">u</text:span><text:span text:style-name="T5">id=1000,gid=100,utf8,dmask=027,fmask=137 </text:span></text:p>
            <text:p text:style-name="P28"><text:tab/>sudo umount /media/usb</text:p>
          </table:table-cell>
        </table:table-row>
      </table:table>
      <text:list xml:id="list163409510507552" text:continue-numbering="true" text:style-name="WWNum1">
        <text:list-header>
          <text:p text:style-name="P37"><text:span text:style-name="T3"/></text:p>
          <text:p text:style-name="P38"><text:span text:style-name="T3"/></text:p>
        </text:list-header>
      </text:list>
      <text:p text:style-name="P2"><text:span text:style-name="T6">g)Monta el </text:span><text:span text:style-name="T26">lápiz</text:span><text:span text:style-name="T6"> usb sabiendo </text:span><text:span text:style-name="T26">que no</text:span><text:span text:style-name="T6"> puedes </text:span><text:span text:style-name="T26">modificar</text:span><text:span text:style-name="T6"> el fichero fstab</text:span><text:span text:style-name="T26">. Y el montaje debe cumplir las siguientes características:</text:span><text:span text:style-name="T22"> </text:span><text:span text:style-name="T26">que el lápiz usa el sistema de ficheros fat32, que el kernel ha detectado el dispositivo como /dev/sdb1(</text:span><text:span text:style-name="T23">dmesg</text:span><text:span text:style-name="T26"> o </text:span><text:span text:style-name="T23">sudo fdisk -l</text:span><text:span text:style-name="T26"> ) y que se monte en la carpeta /media/lapiz.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70">Sudo mkdir /<text:span text:style-name="T32">media/lapiz</text:span></text:p>
            <text:p text:style-name="P70"><text:span text:style-name="T32">sudo mount -t vfat /dev/sdb1 /media/lapiz</text:span><text:span text:style-name="T21"> </text:span></text:p>
          </table:table-cell>
        </table:table-row>
      </table:table>
      <text:p text:style-name="P36"><text:span text:style-name="T26"/></text:p>
      <text:list xml:id="list163408496347612" text:continue-list="list163407995529737" text:style-name="WWNum3">
        <text:list-item>
          <text:list>
            <text:list-item>
              <text:p text:style-name="P39"><text:soft-page-break/>Sabe gestionar los paquetes comprimidos</text:p>
            </text:list-item>
          </text:list>
        </text:list-item>
      </text:list>
      <text:p text:style-name="P15">a) Crea una carpeta “prueba” en tu carpeta personal e <text:s/>introduce en él varios archivos. Crea una copia del contenido <text:s/>de la carpeta “prueba” en un fichero cuyo nombre será “copiaprueba.tar.gz” que se guardará en tu carpeta personal.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71">mkdir /home/jon/pruebapaq</text:p>
            <text:p text:style-name="P73">tocuh archivos</text:p>
            <text:p text:style-name="P73">tar cvf copiaprueba.tar.gz prueba<text:span text:style-name="T35">paq</text:span>/</text:p>
          </table:table-cell>
        </table:table-row>
      </table:table>
      <text:p text:style-name="P48"/>
      <text:p text:style-name="P15">b) Elimina el contenido de la carpeta “prueba”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74">Rm pruebapaq/*</text:p>
          </table:table-cell>
        </table:table-row>
      </table:table>
      <text:p text:style-name="P48"/>
      <text:p text:style-name="P15">c) Recupera el contenido de la carpeta “prueba” utilizando el fichero “copiaprueba.tar.gz”.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71">tar xvf copiaprueba.tar.g<text:span text:style-name="T35">z</text:span></text:p>
          </table:table-cell>
        </table:table-row>
      </table:table>
      <text:p text:style-name="P48"/>
      <text:p text:style-name="P15">d) Vuelve a repetir los pasos de a,b y c, pero esta vez utilizando la extensión tar.bz2.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75"><text:s text:c="10"/>tar -cvf copiaprueba.tar prueba<text:span text:style-name="T36">paq</text:span>/*</text:p>
            <text:p text:style-name="P74"><text:tab/>bzip2 copiaprueba.tar</text:p>
            <text:p text:style-name="P74"><text:tab/>rm -r prueba/*</text:p>
            <text:p text:style-name="P74"><text:tab/>bunzip2 copiaprueba.tar.bz2</text:p>
            <text:p text:style-name="P74"><text:tab/>tar -xvf copiaprueba.tar</text:p>
          </table:table-cell>
        </table:table-row>
      </table:table>
      <text:p text:style-name="P48"/>
      <text:p text:style-name="P10"/>
      <text:list xml:id="list163409187311522" text:continue-numbering="true" text:style-name="WWNum3">
        <text:list-item>
          <text:list>
            <text:list-item>
              <text:p text:style-name="P39">Sabe gestionar e instalar las aplicaciones</text:p>
            </text:list-item>
          </text:list>
        </text:list-item>
      </text:list>
      <text:p text:style-name="P23">apt/apt-get/apt-cache</text:p>
      <text:p text:style-name="P14">a)Actualiza y baja la lista de las aplicaciones que hay en los repositorios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76">Sudo apt update</text:p>
          </table:table-cell>
        </table:table-row>
      </table:table>
      <text:p text:style-name="P50"/>
      <text:p text:style-name="P14">b) Lista todos los paquetes que tienes instalados en tu Ubuntu</text:p>
      <text:p text:style-name="P53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76">Apt list</text:p>
          </table:table-cell>
        </table:table-row>
      </table:table>
      <text:p text:style-name="P51"/>
      <text:p text:style-name="P14">c) Desinstala la aplicación “vim-tiny”</text:p>
      <text:p text:style-name="P53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77">Sudo apt remove vim-tiny</text:p>
          </table:table-cell>
        </table:table-row>
      </table:table>
      <text:p text:style-name="P51"/>
      <text:p text:style-name="P14">d) Instala la aplicación “vim”</text:p>
      <text:p text:style-name="P53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77">Sudo apt install vim</text:p>
          </table:table-cell>
        </table:table-row>
      </table:table>
      <text:p text:style-name="P51"/>
      <text:p text:style-name="P14">e) Instala “aptitude”.</text:p>
      <text:p text:style-name="P53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77">Sudo apt install aptitude</text:p>
          </table:table-cell>
        </table:table-row>
      </table:table>
      <text:p text:style-name="P51"/>
      <text:p text:style-name="P14"><text:soft-page-break/>f) Actualiza todo el sistema (no instales paquetes nuevos). </text:p>
      <text:p text:style-name="P53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P77">Sudo apt upgrade</text:p>
          </table:table-cell>
        </table:table-row>
      </table:table>
      <text:p text:style-name="P51"/>
      <text:p text:style-name="P14">g) Busca la aplicación o paquete “aptitude"</text:p>
      <text:p text:style-name="P53"/>
      <table:table table:name="Tabla31" table:style-name="Tabla31">
        <table:table-column table:style-name="Tabla31.A"/>
        <table:table-row>
          <table:table-cell table:style-name="Tabla31.A1" office:value-type="string">
            <text:p text:style-name="P77">Sudo apt install aptitude</text:p>
          </table:table-cell>
        </table:table-row>
      </table:table>
      <text:p text:style-name="P51"/>
      <text:p text:style-name="P14">i)Limpia los ficheros .deb que han sido bajados para su instalación</text:p>
      <text:p text:style-name="P53"/>
      <table:table table:name="Tabla32" table:style-name="Tabla32">
        <table:table-column table:style-name="Tabla32.A"/>
        <table:table-row>
          <table:table-cell table:style-name="Tabla32.A1" office:value-type="string">
            <text:p text:style-name="P77">Sudo apt clean</text:p>
          </table:table-cell>
        </table:table-row>
      </table:table>
      <text:p text:style-name="P51"/>
      <text:p text:style-name="P14"/>
      <text:p text:style-name="P25">dpkg</text:p>
      <text:p text:style-name="P35"><text:span text:style-name="T26">a) Conéctate a Edonon EHU (</text:span><text:a xlink:type="simple" xlink:href="https://edonon.ehu.eus/uds/page/login" text:style-name="ListLabel_20_19" text:visited-style-name="ListLabel_20_19"><text:span text:style-name="T26">https://edonon.ehu.eus/uds/page/login</text:span></text:a><text:span text:style-name="T26">). Haz click en descargar UDS client. Baja el linux (DEB). El paquete udsclient3_3.5.0_all.deb se descarga en la carpeta Descargas. Cambiate a este directorio, e instalar con dpkg dicho paquete.</text:span></text:p>
      <text:p text:style-name="P53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78">Dpkg -i <text:s/>udsclient3_3.5.0_all.deb</text:p>
          </table:table-cell>
        </table:table-row>
      </table:table>
      <text:p text:style-name="P51"><text:span text:style-name="T26"/></text:p>
      <text:p text:style-name="P14">b) Consulta si está instalado el paquete anterior</text:p>
      <text:p text:style-name="P53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78">Dpkg -l (se nos muestra una lista de los paquetes instalados, ahí vemos si está instalado o no)</text:p>
          </table:table-cell>
        </table:table-row>
      </table:table>
      <text:p text:style-name="P51"/>
      <text:p text:style-name="P14">c) Lista los ficheros que se instalan con el paquete anterior</text:p>
      <text:p text:style-name="P53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78">Dpkg -L udsclient3_3.5.0_all.deb</text:p>
          </table:table-cell>
        </table:table-row>
      </table:table>
      <text:p text:style-name="P51"/>
      <text:p text:style-name="P26"><text:bookmark text:name="_urb4wnrpsch5"/>snap</text:p>
      <text:p text:style-name="P17">a)Instala Visual Studio Code, cuyo nombre de paquete es code</text:p>
      <text:p text:style-name="P53"/>
      <table:table table:name="Tabla36" table:style-name="Tabla36">
        <table:table-column table:style-name="Tabla36.A"/>
        <table:table-row>
          <table:table-cell table:style-name="Tabla36.A1" office:value-type="string">
            <text:p text:style-name="P72">sudo snap install code --classic</text:p>
          </table:table-cell>
        </table:table-row>
      </table:table>
      <text:p text:style-name="P51"/>
      <text:p text:style-name="P17">b)Lista las aplicaciones instaladas con snap</text:p>
      <text:p text:style-name="P53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78">Snap list</text:p>
          </table:table-cell>
        </table:table-row>
      </table:table>
      <text:p text:style-name="P51"/>
      <text:p text:style-name="P21"/>
      <text:p text:style-name="P27">¿Qué más se puede hacer después de instalar Ubuntu?</text:p>
      <text:p text:style-name="P24"/>
      <text:p text:style-name="P17"/>
      <text:list xml:id="list2334183020" text:style-name="WWNum2">
        <text:list-item>
          <text:p text:style-name="P55"><text:a xlink:type="simple" xlink:href="https://itsfoss.com/things-to-do-after-installing-ubuntu-22-04/" text:style-name="ListLabel_20_19" text:visited-style-name="ListLabel_20_19"><text:span text:style-name="T26">https://itsfoss.com/things-to-do-after-installing-ubuntu-22-04/</text:span></text:a></text:p>
        </text:list-item>
        <text:list-item>
          <text:p text:style-name="P55"><text:a xlink:type="simple" xlink:href="https://ubuntuhandbook.org/index.php/2022/04/things-to-do-ubuntu-22-04/" text:style-name="ListLabel_20_19" text:visited-style-name="ListLabel_20_19"><text:span text:style-name="T26">https://ubuntuhandbook.org/index.php/2022/04/things-to-do-</text:span></text:a><text:soft-page-break/><text:a xlink:type="simple" xlink:href="https://ubuntuhandbook.org/index.php/2022/04/things-to-do-ubuntu-22-04/" text:style-name="ListLabel_20_19" text:visited-style-name="ListLabel_20_19"><text:span text:style-name="T26">ubuntu-22-04/</text:span></text:a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ourier New" fo:font-size="12pt" fo:language="es" fo:country="ES" style:letter-kerning="false" style:font-name-asian="Courier New1" style:font-size-asian="12pt" style:language-asian="zh" style:country-asian="CN" style:font-name-complex="Courier New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ourier New" fo:font-size="12pt" fo:language="es" fo:country="ES" style:letter-kerning="false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.24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635cm" fo:margin-right="0cm" fo:margin-top="0.423cm" fo:margin-bottom="0.106cm" style:contextual-spacing="false" fo:line-height="100%" fo:text-indent="-0.635cm" style:auto-text-indent="false" fo:break-before="auto" fo:break-after="auto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212cm" style:contextual-spacing="false" fo:line-height="100%" fo:break-before="auto" fo:break-after="auto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2.159cm" fo:margin-right="0cm" fo:margin-top="0.423cm" fo:margin-bottom="0.106cm" style:contextual-spacing="false" fo:line-height="100%" fo:text-indent="-2.159cm" style:auto-text-indent="false" fo:break-before="auto" fo:break-after="auto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3.048cm" fo:margin-right="0cm" fo:margin-top="0.423cm" fo:margin-bottom="0.106cm" style:contextual-spacing="false" fo:line-height="100%" fo:text-indent="-3.048cm" style:auto-text-indent="false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3.937cm" fo:margin-right="0cm" fo:margin-top="0.423cm" fo:margin-bottom="0.106cm" style:contextual-spacing="false" fo:line-height="100%" fo:text-indent="-3.937cm" style:auto-text-indent="false" fo:break-before="auto" fo:break-after="auto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4.826cm" fo:margin-right="0cm" fo:margin-top="0.423cm" fo:margin-bottom="0.106cm" style:contextual-spacing="false" fo:line-height="100%" fo:text-indent="-4.826cm" style:auto-text-indent="false" fo:break-before="auto" fo:break-after="auto"/>
      <style:text-properties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break-before="auto" fo:break-after="auto" fo:keep-with-next="always"/>
      <style:text-properties style:font-name="Arial" fo:font-family="Arial" style:font-family-generic="roman" style:font-pitch="variable" fo:font-size="28pt" fo:font-weight="bold" style:font-name-asian="Arial1" style:font-family-asian="Arial" style:font-family-generic-asian="system" style:font-pitch-asian="variable" style:font-size-asian="28pt" style:font-weight-asian="bold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break-before="auto" fo:break-after="auto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style:font-name-asian="Helvetica Neue1" style:font-family-asian="'Helvetica Neue'" style:font-family-generic-asian="system" style:font-pitch-asian="variable" style:font-name-complex="Helvetica Neue1" style:font-family-complex="'Helvetica Neue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397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2.15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3.048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3.93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4.826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6.604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7.62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ntroducción: Sistema de ficheros y gestión de aplicaciones</text:span><text:span text:style-name="MT2"><text:tab/></text:span><text:page-number text:select-page="current">3</text:page-number><text:span text:style-name="MT2">/</text:span><text:page-count>6</text:page-count></text:p>
      </style:header>
      <style:footer>
        <text:p text:style-name="MP2">Lengoaia eta Sistema Informatikoak Saila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7T15:32:32.631840949</dc:date>
    <meta:editing-duration>PT13M43S</meta:editing-duration>
    <meta:editing-cycles>2</meta:editing-cycles>
    <meta:document-statistic meta:table-count="37" meta:image-count="0" meta:object-count="0" meta:page-count="6" meta:paragraph-count="122" meta:word-count="1085" meta:character-count="7089" meta:non-whitespace-character-count="6106"/>
  </office:meta>
</office:document-meta>
</file>